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20600004952000019D7CE013A55.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4375in"/>
    </style:style>
    <style:style style:name="Table1.B" style:family="table-column">
      <style:table-column-properties style:column-width="6.2604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style:text-properties officeooo:rsid="00190eaa" officeooo:paragraph-rsid="00190eaa"/>
    </style:style>
    <style:style style:name="P2" style:family="paragraph" style:parent-style-name="Standard">
      <style:text-properties officeooo:rsid="00190eaa" officeooo:paragraph-rsid="00280a5d"/>
    </style:style>
    <style:style style:name="P3" style:family="paragraph" style:parent-style-name="Standard">
      <style:text-properties officeooo:rsid="0019a2c7" officeooo:paragraph-rsid="00190eaa"/>
    </style:style>
    <style:style style:name="P4" style:family="paragraph" style:parent-style-name="Standard">
      <style:text-properties officeooo:rsid="0019a2c7" officeooo:paragraph-rsid="00280a5d"/>
    </style:style>
    <style:style style:name="P5" style:family="paragraph" style:parent-style-name="Standard">
      <style:text-properties officeooo:rsid="001eaef1" officeooo:paragraph-rsid="00280a5d"/>
    </style:style>
    <style:style style:name="P6" style:family="paragraph" style:parent-style-name="Standard">
      <style:text-properties fo:font-weight="bold" officeooo:rsid="0068168d" officeooo:paragraph-rsid="0068168d" style:font-weight-asian="bold" style:font-weight-complex="bold"/>
    </style:style>
    <style:style style:name="P7" style:family="paragraph" style:parent-style-name="Standard">
      <style:text-properties fo:font-weight="bold" officeooo:rsid="0068168d" officeooo:paragraph-rsid="006bdd4a" style:font-weight-asian="bold" style:font-weight-complex="bold"/>
    </style:style>
    <style:style style:name="P8" style:family="paragraph" style:parent-style-name="Table_20_Contents">
      <style:text-properties officeooo:rsid="00280a5d" officeooo:paragraph-rsid="00280a5d"/>
    </style:style>
    <style:style style:name="P9" style:family="paragraph" style:parent-style-name="Standard">
      <style:paragraph-properties fo:margin-left="1in" fo:margin-right="0in" fo:text-indent="0in" style:auto-text-indent="false"/>
      <style:text-properties fo:font-weight="normal" officeooo:rsid="00554750" officeooo:paragraph-rsid="00554750" style:font-weight-asian="normal" style:font-weight-complex="normal"/>
    </style:style>
    <style:style style:name="P10" style:family="paragraph" style:parent-style-name="Standard">
      <style:paragraph-properties fo:margin-left="0.5in" fo:margin-right="0in" fo:text-indent="0in" style:auto-text-indent="false"/>
      <style:text-properties officeooo:rsid="006bdd4a" officeooo:paragraph-rsid="006bdd4a"/>
    </style:style>
    <style:style style:name="P11" style:family="paragraph" style:parent-style-name="Standard">
      <style:paragraph-properties fo:margin-left="0.5in" fo:margin-right="0in" fo:text-indent="0in" style:auto-text-indent="false"/>
      <style:text-properties officeooo:rsid="006bdd4a" officeooo:paragraph-rsid="007620cb"/>
    </style:style>
    <style:style style:name="P12" style:family="paragraph" style:parent-style-name="Standard">
      <style:paragraph-properties fo:margin-left="0.5in" fo:margin-right="0in" fo:text-indent="0in" style:auto-text-indent="false"/>
      <style:text-properties officeooo:rsid="006bdd4a" officeooo:paragraph-rsid="0076ae86"/>
    </style:style>
    <style:style style:name="P13" style:family="paragraph" style:parent-style-name="Standard">
      <style:paragraph-properties fo:margin-left="0.5in" fo:margin-right="0in" fo:text-indent="0in" style:auto-text-indent="false"/>
      <style:text-properties officeooo:rsid="006bdd4a" officeooo:paragraph-rsid="006f3500"/>
    </style:style>
    <style:style style:name="P14" style:family="paragraph" style:parent-style-name="Standard">
      <style:paragraph-properties fo:margin-left="0.5in" fo:margin-right="0in" fo:text-indent="0in" style:auto-text-indent="false"/>
      <style:text-properties officeooo:rsid="006bdd4a" officeooo:paragraph-rsid="00784252"/>
    </style:style>
    <style:style style:name="P15" style:family="paragraph" style:parent-style-name="Standard">
      <style:paragraph-properties fo:margin-left="0.5in" fo:margin-right="0in" fo:text-indent="0in" style:auto-text-indent="false"/>
      <style:text-properties officeooo:rsid="006bdd4a" officeooo:paragraph-rsid="007989d4"/>
    </style:style>
    <style:style style:name="P16" style:family="paragraph" style:parent-style-name="Standard">
      <style:paragraph-properties fo:margin-left="0.5in" fo:margin-right="0in" fo:text-indent="0in" style:auto-text-indent="false"/>
      <style:text-properties officeooo:rsid="006bdd4a" officeooo:paragraph-rsid="007c3209"/>
    </style:style>
    <style:style style:name="P17" style:family="paragraph" style:parent-style-name="Standard">
      <style:paragraph-properties fo:margin-left="0.5in" fo:margin-right="0in" fo:text-indent="0in" style:auto-text-indent="false"/>
      <style:text-properties officeooo:rsid="006bdd4a" officeooo:paragraph-rsid="007fe0a4"/>
    </style:style>
    <style:style style:name="P18" style:family="paragraph" style:parent-style-name="Standard">
      <style:paragraph-properties fo:margin-left="0.5in" fo:margin-right="0in" fo:text-indent="0in" style:auto-text-indent="false"/>
      <style:text-properties officeooo:rsid="006bdd4a" officeooo:paragraph-rsid="00820692"/>
    </style:style>
    <style:style style:name="P19" style:family="paragraph" style:parent-style-name="Standard">
      <style:paragraph-properties fo:margin-left="0.5in" fo:margin-right="0in" fo:text-indent="0in" style:auto-text-indent="false"/>
      <style:text-properties officeooo:rsid="006bdd4a" officeooo:paragraph-rsid="0083058a"/>
    </style:style>
    <style:style style:name="P20" style:family="paragraph" style:parent-style-name="Standard">
      <style:paragraph-properties fo:margin-left="0.5in" fo:margin-right="0in" fo:text-indent="0in" style:auto-text-indent="false"/>
      <style:text-properties officeooo:rsid="006bdd4a" officeooo:paragraph-rsid="0083196f"/>
    </style:style>
    <style:style style:name="P21" style:family="paragraph" style:parent-style-name="Standard">
      <style:paragraph-properties fo:margin-left="0.5in" fo:margin-right="0in" fo:text-indent="0in" style:auto-text-indent="false"/>
      <style:text-properties officeooo:rsid="006bdd4a" officeooo:paragraph-rsid="00836384"/>
    </style:style>
    <style:style style:name="P22" style:family="paragraph" style:parent-style-name="Standard">
      <style:paragraph-properties fo:margin-left="0.5in" fo:margin-right="0in" fo:text-indent="0in" style:auto-text-indent="false"/>
      <style:text-properties officeooo:rsid="006bdd4a" officeooo:paragraph-rsid="0087c277"/>
    </style:style>
    <style:style style:name="P23" style:family="paragraph" style:parent-style-name="Standard">
      <style:paragraph-properties fo:margin-left="0.5in" fo:margin-right="0in" fo:text-indent="0in" style:auto-text-indent="false"/>
      <style:text-properties officeooo:rsid="006bdd4a" officeooo:paragraph-rsid="008aabd1"/>
    </style:style>
    <style:style style:name="P24" style:family="paragraph" style:parent-style-name="Standard">
      <style:paragraph-properties fo:margin-left="0.5in" fo:margin-right="0in" fo:text-indent="0in" style:auto-text-indent="false"/>
      <style:text-properties officeooo:rsid="006bdd4a" officeooo:paragraph-rsid="006d3e1c"/>
    </style:style>
    <style:style style:name="P25" style:family="paragraph" style:parent-style-name="Standard">
      <style:paragraph-properties fo:margin-left="0.5in" fo:margin-right="0in" fo:text-indent="0in" style:auto-text-indent="false"/>
      <style:text-properties officeooo:rsid="00739f7c" officeooo:paragraph-rsid="00739f7c"/>
    </style:style>
    <style:style style:name="P26" style:family="paragraph" style:parent-style-name="Standard">
      <style:paragraph-properties fo:margin-left="0.5in" fo:margin-right="0in" fo:text-indent="0in" style:auto-text-indent="false"/>
      <style:text-properties officeooo:rsid="00784252" officeooo:paragraph-rsid="00784252"/>
    </style:style>
    <style:style style:name="P27" style:family="paragraph" style:parent-style-name="Standard">
      <style:paragraph-properties fo:margin-left="0.5in" fo:margin-right="0in" fo:text-indent="0in" style:auto-text-indent="false"/>
      <style:text-properties officeooo:rsid="007989d4" officeooo:paragraph-rsid="007989d4"/>
    </style:style>
    <style:style style:name="P28" style:family="paragraph" style:parent-style-name="Standard">
      <style:paragraph-properties fo:margin-left="0.5in" fo:margin-right="0in" fo:text-indent="0in" style:auto-text-indent="false"/>
      <style:text-properties officeooo:rsid="0079fdfa" officeooo:paragraph-rsid="0079fdfa"/>
    </style:style>
    <style:style style:name="P29" style:family="paragraph" style:parent-style-name="Standard">
      <style:paragraph-properties fo:margin-left="0.5in" fo:margin-right="0in" fo:text-indent="0in" style:auto-text-indent="false"/>
      <style:text-properties officeooo:rsid="00820692" officeooo:paragraph-rsid="00820692"/>
    </style:style>
    <style:style style:name="P30" style:family="paragraph" style:parent-style-name="Standard">
      <style:paragraph-properties fo:margin-left="0.5in" fo:margin-right="0in" fo:text-indent="0in" style:auto-text-indent="false"/>
      <style:text-properties officeooo:rsid="0083196f" officeooo:paragraph-rsid="0083196f"/>
    </style:style>
    <style:style style:name="P31" style:family="paragraph" style:parent-style-name="Standard">
      <style:paragraph-properties fo:margin-left="0.5in" fo:margin-right="0in" fo:text-indent="0in" style:auto-text-indent="false"/>
      <style:text-properties officeooo:rsid="0083196f" officeooo:paragraph-rsid="00836384"/>
    </style:style>
    <style:style style:name="P32" style:family="paragraph" style:parent-style-name="Standard">
      <style:paragraph-properties fo:margin-left="0.5in" fo:margin-right="0in" fo:text-indent="0in" style:auto-text-indent="false"/>
      <style:text-properties officeooo:rsid="00836384" officeooo:paragraph-rsid="00836384"/>
    </style:style>
    <style:style style:name="P33" style:family="paragraph" style:parent-style-name="Standard">
      <style:paragraph-properties fo:margin-left="0.5in" fo:margin-right="0in" fo:text-indent="0in" style:auto-text-indent="false"/>
      <style:text-properties officeooo:rsid="0087c277" officeooo:paragraph-rsid="0087c277"/>
    </style:style>
    <style:style style:name="P34" style:family="paragraph" style:parent-style-name="Standard">
      <style:paragraph-properties fo:margin-left="0.5in" fo:margin-right="0in" fo:text-indent="0in" style:auto-text-indent="false"/>
      <style:text-properties officeooo:rsid="0088e1e2" officeooo:paragraph-rsid="0088e1e2"/>
    </style:style>
    <style:style style:name="P35" style:family="paragraph" style:parent-style-name="Standard">
      <style:paragraph-properties fo:margin-left="0.5in" fo:margin-right="0in" fo:text-indent="0in" style:auto-text-indent="false"/>
      <style:text-properties officeooo:rsid="008aabd1" officeooo:paragraph-rsid="008aabd1"/>
    </style:style>
    <style:style style:name="P36" style:family="paragraph" style:parent-style-name="Standard">
      <style:paragraph-properties fo:margin-left="0.5in" fo:margin-right="0in" fo:text-indent="0in" style:auto-text-indent="false"/>
      <style:text-properties officeooo:rsid="006f3500" officeooo:paragraph-rsid="006f3500"/>
    </style:style>
    <style:style style:name="P37" style:family="paragraph" style:parent-style-name="Standard">
      <style:paragraph-properties fo:margin-left="0.5in" fo:margin-right="0in" fo:text-indent="0in" style:auto-text-indent="false"/>
      <style:text-properties officeooo:rsid="006f3500" officeooo:paragraph-rsid="008aabd1"/>
    </style:style>
    <style:style style:name="P38" style:family="paragraph" style:parent-style-name="Standard">
      <style:paragraph-properties fo:margin-left="0.5in" fo:margin-right="0in" fo:text-indent="0in" style:auto-text-indent="false"/>
      <style:text-properties officeooo:rsid="007c3209" officeooo:paragraph-rsid="007c3209"/>
    </style:style>
    <style:style style:name="P39" style:family="paragraph" style:parent-style-name="Standard">
      <style:paragraph-properties fo:margin-left="0in" fo:margin-right="0in" fo:text-indent="0in" style:auto-text-indent="false"/>
      <style:text-properties officeooo:rsid="006bdd4a" officeooo:paragraph-rsid="006bdd4a"/>
    </style:style>
    <style:style style:name="P40" style:family="paragraph" style:parent-style-name="Standard">
      <style:paragraph-properties fo:margin-left="0in" fo:margin-right="0in" fo:text-indent="0in" style:auto-text-indent="false"/>
      <style:text-properties fo:font-weight="bold" officeooo:rsid="006cb0b8" officeooo:paragraph-rsid="006cb0b8" style:font-weight-asian="bold" style:font-weight-complex="bold"/>
    </style:style>
    <style:style style:name="P41" style:family="paragraph" style:parent-style-name="Standard">
      <style:paragraph-properties fo:margin-left="0in" fo:margin-right="0in" fo:text-indent="0in" style:auto-text-indent="false"/>
      <style:text-properties fo:font-weight="bold" officeooo:rsid="006cb0b8" officeooo:paragraph-rsid="008aabd1" style:font-weight-asian="bold" style:font-weight-complex="bold"/>
    </style:style>
    <style:style style:name="P42" style:family="paragraph" style:parent-style-name="Standard">
      <style:paragraph-properties fo:margin-left="0in" fo:margin-right="0in" fo:text-indent="0in" style:auto-text-indent="false"/>
      <style:text-properties fo:font-weight="bold" officeooo:rsid="00739f7c" officeooo:paragraph-rsid="00739f7c" style:font-weight-asian="bold" style:font-weight-complex="bold"/>
    </style:style>
    <style:style style:name="P43" style:family="paragraph" style:parent-style-name="Standard">
      <style:paragraph-properties fo:margin-left="0in" fo:margin-right="0in" fo:text-indent="0in" style:auto-text-indent="false"/>
      <style:text-properties fo:font-weight="bold" officeooo:rsid="007989d4" officeooo:paragraph-rsid="007989d4" style:font-weight-asian="bold" style:font-weight-complex="bold"/>
    </style:style>
    <style:style style:name="P44" style:family="paragraph" style:parent-style-name="Standard">
      <style:paragraph-properties fo:margin-left="0in" fo:margin-right="0in" fo:text-indent="0in" style:auto-text-indent="false"/>
      <style:text-properties fo:font-weight="bold" officeooo:rsid="007c3209" officeooo:paragraph-rsid="007c3209" style:font-weight-asian="bold" style:font-weight-complex="bold"/>
    </style:style>
    <style:style style:name="P45" style:family="paragraph" style:parent-style-name="Standard">
      <style:paragraph-properties fo:margin-left="0in" fo:margin-right="0in" fo:text-indent="0in" style:auto-text-indent="false"/>
      <style:text-properties fo:font-weight="bold" officeooo:rsid="007f6d2e" officeooo:paragraph-rsid="007f6d2e" style:font-weight-asian="bold" style:font-weight-complex="bold"/>
    </style:style>
    <style:style style:name="P46" style:family="paragraph" style:parent-style-name="Standard">
      <style:paragraph-properties fo:margin-left="0in" fo:margin-right="0in" fo:text-indent="0in" style:auto-text-indent="false"/>
      <style:text-properties fo:font-weight="bold" officeooo:rsid="0082c4e0" officeooo:paragraph-rsid="0082c4e0" style:font-weight-asian="bold" style:font-weight-complex="bold"/>
    </style:style>
    <style:style style:name="P47" style:family="paragraph" style:parent-style-name="Standard">
      <style:paragraph-properties fo:margin-left="0in" fo:margin-right="0in" fo:text-indent="0in" style:auto-text-indent="false"/>
      <style:text-properties fo:font-weight="bold" officeooo:rsid="0087c277" officeooo:paragraph-rsid="0087c277" style:font-weight-asian="bold" style:font-weight-complex="bold"/>
    </style:style>
    <style:style style:name="P48" style:family="paragraph" style:parent-style-name="Standard" style:list-style-name="L1">
      <style:text-properties officeooo:paragraph-rsid="003f4cd2"/>
    </style:style>
    <style:style style:name="P49" style:family="paragraph" style:parent-style-name="Standard" style:list-style-name="L1">
      <style:text-properties officeooo:paragraph-rsid="004fde18"/>
    </style:style>
    <style:style style:name="P50" style:family="paragraph" style:parent-style-name="Standard" style:list-style-name="L1">
      <style:text-properties officeooo:paragraph-rsid="005a3bd7"/>
    </style:style>
    <style:style style:name="P51" style:family="paragraph" style:parent-style-name="Standard" style:list-style-name="L1">
      <style:text-properties fo:font-weight="bold" officeooo:rsid="0029a0a8" officeooo:paragraph-rsid="0029a0a8" style:font-weight-asian="bold" style:font-weight-complex="bold"/>
    </style:style>
    <style:style style:name="P52" style:family="paragraph" style:parent-style-name="Standard" style:list-style-name="L1">
      <style:text-properties fo:font-weight="bold" officeooo:rsid="004fde18" officeooo:paragraph-rsid="004fde18" style:font-weight-asian="bold" style:font-weight-complex="bold"/>
    </style:style>
    <style:style style:name="P53" style:family="paragraph" style:parent-style-name="Standard" style:list-style-name="L1">
      <style:text-properties officeooo:rsid="0036b474" officeooo:paragraph-rsid="00382939"/>
    </style:style>
    <style:style style:name="P54" style:family="paragraph" style:parent-style-name="Standard" style:list-style-name="L1">
      <style:text-properties officeooo:rsid="00382939" officeooo:paragraph-rsid="003ac81a"/>
    </style:style>
    <style:style style:name="P55" style:family="paragraph" style:parent-style-name="Standard" style:list-style-name="L1">
      <style:text-properties officeooo:rsid="003ac81a" officeooo:paragraph-rsid="003ac81a"/>
    </style:style>
    <style:style style:name="P56" style:family="paragraph" style:parent-style-name="Standard" style:list-style-name="L1">
      <style:text-properties officeooo:rsid="003ac81a" officeooo:paragraph-rsid="003c82b6"/>
    </style:style>
    <style:style style:name="P57" style:family="paragraph" style:parent-style-name="Standard" style:list-style-name="L1">
      <style:text-properties officeooo:rsid="003c82b6" officeooo:paragraph-rsid="003c82b6"/>
    </style:style>
    <style:style style:name="P58" style:family="paragraph" style:parent-style-name="Standard" style:list-style-name="L1">
      <style:text-properties officeooo:rsid="003e7aea" officeooo:paragraph-rsid="003e7aea"/>
    </style:style>
    <style:style style:name="P59" style:family="paragraph" style:parent-style-name="Standard" style:list-style-name="L1">
      <style:text-properties officeooo:rsid="004fc3b7" officeooo:paragraph-rsid="004fde18"/>
    </style:style>
    <style:style style:name="P60" style:family="paragraph" style:parent-style-name="Standard" style:list-style-name="L1">
      <style:text-properties fo:font-weight="normal" officeooo:rsid="004d5ce6" officeooo:paragraph-rsid="00554750" style:font-weight-asian="normal" style:font-weight-complex="normal"/>
    </style:style>
    <style:style style:name="P61" style:family="paragraph" style:parent-style-name="Standard" style:list-style-name="L1">
      <style:text-properties fo:font-weight="normal" officeooo:rsid="00554750" officeooo:paragraph-rsid="00554750" style:font-weight-asian="normal" style:font-weight-complex="normal"/>
    </style:style>
    <style:style style:name="P62" style:family="paragraph" style:parent-style-name="Standard" style:list-style-name="L1">
      <style:text-properties fo:font-weight="normal" officeooo:rsid="005d2d93" officeooo:paragraph-rsid="006071c0" style:font-weight-asian="normal" style:font-weight-complex="normal"/>
    </style:style>
    <style:style style:name="P63" style:family="paragraph" style:parent-style-name="Standard" style:list-style-name="L1">
      <style:text-properties officeooo:rsid="005c3832" officeooo:paragraph-rsid="006071c0"/>
    </style:style>
    <style:style style:name="P64" style:family="paragraph" style:parent-style-name="Standard" style:list-style-name="L1">
      <style:text-properties officeooo:rsid="005c3832" officeooo:paragraph-rsid="00635953"/>
    </style:style>
    <style:style style:name="P65" style:family="paragraph" style:parent-style-name="Standard" style:list-style-name="L1">
      <style:text-properties officeooo:rsid="00648ebf" officeooo:paragraph-rsid="00648ebf"/>
    </style:style>
    <style:style style:name="P66" style:family="paragraph" style:parent-style-name="Standard">
      <style:paragraph-properties fo:margin-left="0.5in" fo:margin-right="0in" fo:text-indent="0in" style:auto-text-indent="false"/>
      <style:text-properties officeooo:rsid="006f3500" officeooo:paragraph-rsid="008aabd1"/>
    </style:style>
    <style:style style:name="P67" style:family="paragraph" style:parent-style-name="Standard">
      <style:paragraph-properties fo:margin-left="0.5in" fo:margin-right="0in" fo:text-indent="0in" style:auto-text-indent="false"/>
      <style:text-properties style:text-underline-style="solid" style:text-underline-width="auto" style:text-underline-color="font-color" fo:font-weight="bold" officeooo:rsid="008ce7c9" officeooo:paragraph-rsid="008ce7c9" style:font-weight-asian="bold" style:font-weight-complex="bold"/>
    </style:style>
    <style:style style:name="P68" style:family="paragraph" style:parent-style-name="Standard">
      <style:paragraph-properties fo:margin-left="0.5in" fo:margin-right="0in" fo:text-indent="0in" style:auto-text-indent="false"/>
      <style:text-properties style:text-underline-style="none" fo:font-weight="normal" officeooo:rsid="008e44ae" officeooo:paragraph-rsid="008e44ae" style:font-weight-asian="normal" style:font-weight-complex="normal"/>
    </style:style>
    <style:style style:name="P69" style:family="paragraph" style:parent-style-name="Standard">
      <style:paragraph-properties fo:margin-left="0in" fo:margin-right="0in" fo:text-indent="0in" style:auto-text-indent="false"/>
      <style:text-properties style:text-underline-style="none" fo:font-weight="normal" officeooo:rsid="008e44ae" officeooo:paragraph-rsid="008e44ae" style:font-weight-asian="normal" style:font-weight-complex="normal"/>
    </style:style>
    <style:style style:name="P70" style:family="paragraph" style:parent-style-name="Standard">
      <style:paragraph-properties fo:margin-left="0in" fo:margin-right="0in" fo:text-indent="0in" style:auto-text-indent="false"/>
      <style:text-properties style:text-underline-style="none" fo:font-weight="normal" officeooo:rsid="008fb411" officeooo:paragraph-rsid="0093d005" style:font-weight-asian="normal" style:font-weight-complex="normal"/>
    </style:style>
    <style:style style:name="P71" style:family="paragraph" style:parent-style-name="Standard">
      <style:paragraph-properties fo:margin-left="0in" fo:margin-right="0in" fo:text-indent="0in" style:auto-text-indent="false"/>
      <style:text-properties style:text-underline-style="solid" style:text-underline-width="auto" style:text-underline-color="font-color" fo:font-weight="bold" officeooo:rsid="008ce7c9" officeooo:paragraph-rsid="008ce7c9" style:font-weight-asian="bold" style:font-weight-complex="bold"/>
    </style:style>
    <style:style style:name="P72" style:family="paragraph" style:parent-style-name="Standard">
      <style:paragraph-properties fo:margin-left="0.5in" fo:margin-right="0in" fo:text-indent="0in" style:auto-text-indent="false"/>
      <style:text-properties style:text-underline-style="none" fo:font-weight="normal" officeooo:rsid="008e44ae" officeooo:paragraph-rsid="008e44ae" style:font-weight-asian="normal" style:font-weight-complex="normal"/>
    </style:style>
    <style:style style:name="P73" style:family="paragraph" style:parent-style-name="Standard">
      <style:paragraph-properties fo:margin-left="0.5in" fo:margin-right="0in" fo:text-indent="0in" style:auto-text-indent="false"/>
      <style:text-properties style:text-underline-style="none" fo:font-weight="normal" officeooo:rsid="008fb411" officeooo:paragraph-rsid="0093d005" style:font-weight-asian="normal" style:font-weight-complex="normal"/>
    </style:style>
    <style:style style:name="T1" style:family="text">
      <style:text-properties officeooo:rsid="001a812a"/>
    </style:style>
    <style:style style:name="T2" style:family="text">
      <style:text-properties officeooo:rsid="001af215"/>
    </style:style>
    <style:style style:name="T3" style:family="text">
      <style:text-properties officeooo:rsid="001b2416"/>
    </style:style>
    <style:style style:name="T4" style:family="text">
      <style:text-properties officeooo:rsid="001eaef1"/>
    </style:style>
    <style:style style:name="T5" style:family="text">
      <style:text-properties officeooo:rsid="001fa944"/>
    </style:style>
    <style:style style:name="T6" style:family="text">
      <style:text-properties officeooo:rsid="0029a0a8"/>
    </style:style>
    <style:style style:name="T7" style:family="text">
      <style:text-properties officeooo:rsid="00382939"/>
    </style:style>
    <style:style style:name="T8" style:family="text">
      <style:text-properties officeooo:rsid="003c82b6"/>
    </style:style>
    <style:style style:name="T9" style:family="text">
      <style:text-properties fo:font-weight="bold" style:font-weight-asian="bold" style:font-weight-complex="bold"/>
    </style:style>
    <style:style style:name="T10" style:family="text">
      <style:text-properties fo:font-weight="bold" officeooo:rsid="004479e6" style:font-weight-asian="bold" style:font-weight-complex="bold"/>
    </style:style>
    <style:style style:name="T11" style:family="text">
      <style:text-properties fo:font-weight="bold" officeooo:rsid="003e7aea" style:font-weight-asian="bold" style:font-weight-complex="bold"/>
    </style:style>
    <style:style style:name="T12" style:family="text">
      <style:text-properties fo:font-weight="bold" officeooo:rsid="004fde18" style:font-weight-asian="bold" style:font-weight-complex="bold"/>
    </style:style>
    <style:style style:name="T13" style:family="text">
      <style:text-properties fo:font-weight="bold" officeooo:rsid="0036b474" style:font-weight-asian="bold" style:font-weight-complex="bold"/>
    </style:style>
    <style:style style:name="T14" style:family="text">
      <style:text-properties fo:font-weight="bold" officeooo:rsid="005a3bd7" style:font-weight-asian="bold" style:font-weight-complex="bold"/>
    </style:style>
    <style:style style:name="T15" style:family="text">
      <style:text-properties fo:font-weight="bold" officeooo:rsid="005d2d93" style:font-weight-asian="bold" style:font-weight-complex="bold"/>
    </style:style>
    <style:style style:name="T16" style:family="text">
      <style:text-properties fo:font-weight="bold" officeooo:rsid="00648ebf" style:font-weight-asian="bold" style:font-weight-complex="bold"/>
    </style:style>
    <style:style style:name="T17" style:family="text">
      <style:text-properties fo:font-weight="bold" officeooo:rsid="0095c186" style:font-weight-asian="bold" style:font-weight-complex="bold"/>
    </style:style>
    <style:style style:name="T18" style:family="text">
      <style:text-properties officeooo:rsid="003e7aea"/>
    </style:style>
    <style:style style:name="T19" style:family="text">
      <style:text-properties fo:language="en" fo:country="US" officeooo:rsid="003e7aea"/>
    </style:style>
    <style:style style:name="T20" style:family="text">
      <style:text-properties fo:language="en" fo:country="US" officeooo:rsid="004008ce"/>
    </style:style>
    <style:style style:name="T21" style:family="text">
      <style:text-properties fo:language="en" fo:country="US" officeooo:rsid="0117f369"/>
    </style:style>
    <style:style style:name="T22" style:family="text">
      <style:text-properties fo:language="en" fo:country="US" fo:font-weight="normal" officeooo:rsid="003e7aea" style:font-weight-asian="normal" style:font-weight-complex="normal"/>
    </style:style>
    <style:style style:name="T23" style:family="text">
      <style:text-properties fo:language="en" fo:country="US" fo:font-weight="normal" officeooo:rsid="004008ce" style:font-weight-asian="normal" style:font-weight-complex="normal"/>
    </style:style>
    <style:style style:name="T24" style:family="text">
      <style:text-properties fo:language="en" fo:country="US" fo:font-weight="normal" officeooo:rsid="00519ac8" style:font-weight-asian="normal" style:font-weight-complex="normal"/>
    </style:style>
    <style:style style:name="T25" style:family="text">
      <style:text-properties fo:language="en" fo:country="US" fo:font-weight="normal" officeooo:rsid="0051a6c9" style:font-weight-asian="normal" style:font-weight-complex="normal"/>
    </style:style>
    <style:style style:name="T26" style:family="text">
      <style:text-properties officeooo:rsid="004479e6"/>
    </style:style>
    <style:style style:name="T27" style:family="text">
      <style:text-properties fo:font-weight="normal" style:font-weight-asian="normal" style:font-weight-complex="normal"/>
    </style:style>
    <style:style style:name="T28" style:family="text">
      <style:text-properties fo:font-weight="normal" officeooo:rsid="004d5ce6" style:font-weight-asian="normal" style:font-weight-complex="normal"/>
    </style:style>
    <style:style style:name="T29" style:family="text">
      <style:text-properties fo:font-weight="normal" officeooo:rsid="004f10c7" style:font-weight-asian="normal" style:font-weight-complex="normal"/>
    </style:style>
    <style:style style:name="T30" style:family="text">
      <style:text-properties fo:font-weight="normal" officeooo:rsid="00554750" style:font-weight-asian="normal" style:font-weight-complex="normal"/>
    </style:style>
    <style:style style:name="T31" style:family="text">
      <style:text-properties fo:font-weight="normal" officeooo:rsid="005d2d93" style:font-weight-asian="normal" style:font-weight-complex="normal"/>
    </style:style>
    <style:style style:name="T32" style:family="text">
      <style:text-properties fo:font-weight="normal" officeooo:rsid="006071c0" style:font-weight-asian="normal" style:font-weight-complex="normal"/>
    </style:style>
    <style:style style:name="T33" style:family="text">
      <style:text-properties fo:font-weight="normal" officeooo:rsid="0062113d" style:font-weight-asian="normal" style:font-weight-complex="normal"/>
    </style:style>
    <style:style style:name="T34" style:family="text">
      <style:text-properties officeooo:rsid="00511abf"/>
    </style:style>
    <style:style style:name="T35" style:family="text">
      <style:text-properties officeooo:rsid="006bdd4a"/>
    </style:style>
    <style:style style:name="T36" style:family="text">
      <style:text-properties officeooo:rsid="00739f7c"/>
    </style:style>
    <style:style style:name="T37" style:family="text">
      <style:text-properties officeooo:rsid="00784252"/>
    </style:style>
    <style:style style:name="T38" style:family="text">
      <style:text-properties officeooo:rsid="007989d4"/>
    </style:style>
    <style:style style:name="T39" style:family="text">
      <style:text-properties officeooo:rsid="007c3209"/>
    </style:style>
    <style:style style:name="T40" style:family="text">
      <style:text-properties officeooo:rsid="0083196f"/>
    </style:style>
    <style:style style:name="T41" style:family="text">
      <style:text-properties officeooo:rsid="00836384"/>
    </style:style>
    <style:style style:name="T42" style:family="text">
      <style:text-properties officeooo:rsid="00854ae1"/>
    </style:style>
    <style:style style:name="T43" style:family="text">
      <style:text-properties officeooo:rsid="0085e433"/>
    </style:style>
    <style:style style:name="T44" style:family="text">
      <style:text-properties officeooo:rsid="00870a45"/>
    </style:style>
    <style:style style:name="T45" style:family="text">
      <style:text-properties officeooo:rsid="0087c277"/>
    </style:style>
    <style:style style:name="T46" style:family="text">
      <style:text-properties officeooo:rsid="008aabd1"/>
    </style:style>
    <style:style style:name="T47" style:family="text">
      <style:text-properties officeooo:rsid="008bda49"/>
    </style:style>
    <style:style style:name="T48" style:family="text">
      <style:text-properties officeooo:rsid="0091b2f9"/>
    </style:style>
    <style:style style:name="T49" style:family="text">
      <style:text-properties officeooo:rsid="0095c186"/>
    </style:style>
    <style:style style:name="T50" style:family="text">
      <style:text-properties officeooo:rsid="0096b2d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8">1</text:p>
            <text:p text:style-name="P8">2</text:p>
            <text:p text:style-name="P8">3</text:p>
            <text:p text:style-name="P8">4</text:p>
            <text:p text:style-name="P8">5</text:p>
            <text:p text:style-name="P8">6</text:p>
            <text:p text:style-name="P8">7</text:p>
            <text:p text:style-name="P8">8</text:p>
            <text:p text:style-name="P8">9</text:p>
            <text:p text:style-name="P8">10</text:p>
            <text:p text:style-name="P8">11</text:p>
            <text:p text:style-name="P8">12</text:p>
            <text:p text:style-name="P8">13</text:p>
          </table:table-cell>
          <table:table-cell table:style-name="Table1.B1" office:value-type="string">
            <text:p text:style-name="P2">current pop ←initialize current pop</text:p>
            <text:p text:style-name="P4">evaluate current pop</text:p>
            <text:p text:style-name="P5">update pop statistics</text:p>
            <text:p text:style-name="P4">while termination condition is not satisfied</text:p>
            <text:p text:style-name="P4"><text:tab/><text:span text:style-name="T1">old pop ←a copy of current pop</text:span></text:p>
            <text:p text:style-name="P4"><text:tab/><text:span text:style-name="T2">current pop ←newly generated pop from the current pop</text:span></text:p>
            <text:p text:style-name="P4"><text:tab/><text:span text:style-name="T2">evaluate current pop</text:span></text:p>
            <text:p text:style-name="P5"><text:tab/>update pop statistics</text:p>
            <text:p text:style-name="P4"><text:tab/><text:span text:style-name="T3">apply local search to current pop</text:span></text:p>
            <text:p text:style-name="P4"><text:tab/><text:span text:style-name="T4">update pop statistics</text:span></text:p>
            <text:p text:style-name="P4"><text:tab/><text:span text:style-name="T5">current pop ←merge current pop and old pop, and then trim</text:span></text:p>
            <text:p text:style-name="P4"><text:tab/><text:span text:style-name="T4">update pop statistics</text:span></text:p>
            <text:p text:style-name="P4">end while</text:p>
          </table:table-cell>
        </table:table-row>
      </table:table>
      <text:p text:style-name="P1"/>
      <text:list xml:id="list7782413331257588745" text:style-name="L1">
        <text:list-item>
          <text:p text:style-name="P51">Initialization:</text:p>
        </text:list-item>
        <text:list-item>
          <text:p text:style-name="P53"><text:span text:style-name="T9">Generation of a new population:</text:span> <text:span text:style-name="T7">Our generational GA starts with a fixed size of population and creates a new population of the same size at each generation. In our GA implementation, t</text:span>he genetic operators <text:span text:style-name="T6">use problem specific knowledge about the problem domain in order to yield usable </text:span>and also <text:span text:style-name="T6">genotypically </text:span>diverse<text:span text:style-name="T6"> </text:span>solutions<text:span text:style-name="T6">. These operators are:</text:span></text:p>
          <text:list>
            <text:list-item>
              <text:p text:style-name="P54"><text:span text:style-name="T9">Selection:</text:span> <text:span text:style-name="T26">Returns </text:span><text:span text:style-name="T10">copies</text:span><text:span text:style-name="T26"> of the two selected individuals.</text:span></text:p>
              <text:list>
                <text:list-item>
                  <text:p text:style-name="P55">Random selection is used. </text:p>
                </text:list-item>
                <text:list-item>
                  <text:p text:style-name="P56">Roulette Wheel selection (for penalty)</text:p>
                </text:list-item>
                <text:list-item>
                  <text:p text:style-name="P57">Binary Tournament selection (for penalty)</text:p>
                </text:list-item>
                <text:list-item>
                  <text:p text:style-name="P55">RandomMostDi<text:span text:style-name="T8">stant</text:span>: <text:span text:style-name="T8">The first individual is selected randomly, and the most distant individual to this individual according to our distance measure is selected as the second individual.</text:span></text:p>
                </text:list-item>
              </text:list>
            </text:list-item>
            <text:list-item>
              <text:p text:style-name="P58"><text:span text:style-name="T9">Crossover:</text:span> Feasibility is maintained. <text:span text:style-name="T34">First TimeExchange and then Room Exchange is applied.</text:span></text:p>
              <text:list>
                <text:list-item>
                  <text:p text:style-name="P48"><draw:frame draw:style-name="fr1" draw:name="Image44" text:anchor-type="paragraph" svg:x="0.8098in" svg:y="1.4291in" svg:width="5.9055in" svg:height="2.0807in" draw:z-index="0"><draw:image xlink:href="Pictures/2000020600004952000019D7CE013A55.svm" xlink:type="simple" xlink:show="embed" xlink:actuate="onLoad"/></draw:frame><text:span text:style-name="T18">TimeExchange: </text:span><text:span text:style-name="T19">Two </text:span><text:span text:style-name="T20">random timeslots a</text:span><text:span text:style-name="T19">re selected for </text:span><text:span text:style-name="T20">the parent individuals</text:span><text:span text:style-name="T19">. New </text:span><text:span text:style-name="T20">individuals</text:span><text:span text:style-name="T19"> are created by taking events from the other parent to the empty positions in the selected time slot </text:span><text:span text:style-name="T20">as shown below</text:span><text:span text:style-name="T19">. When an event is taken from the other parent, it is ensured that there </text:span><text:span text:style-name="T20">are</text:span><text:span text:style-name="T19"> no duplicates. If the corresponding positions are empty in both of the parents, then nothing is done. </text:span><text:span text:style-name="T21">A feasibility check is performed while taking event from the other parent. T</text:span><text:span text:style-name="T19">he events are accepted from the other parent if the feasibility is satisfied.</text:span><text:span text:style-name="T21"> </text:span></text:p>
                  <text:p text:style-name="P52"/>
                </text:list-item>
                <text:list-item>
                  <text:p text:style-name="P59"><text:span text:style-name="T12">Room </text:span><text:span text:style-name="T11">Exchange: </text:span><text:span text:style-name="T22">Two </text:span><text:span text:style-name="T23">random </text:span><text:span text:style-name="T24">rooms</text:span><text:span text:style-name="T23"> a</text:span><text:span text:style-name="T22">re selected for </text:span><text:span text:style-name="T23">the parent individuals</text:span><text:span text:style-name="T22">. New </text:span><text:span text:style-name="T23">individuals</text:span><text:span text:style-name="T22"> are created by taking events from the other parent to the empty positions in the selected </text:span><text:span text:style-name="T25">rooms</text:span><text:span text:style-name="T22"> </text:span><text:span text:style-name="T23">as </text:span><text:span text:style-name="T25">in the time exchange operator</text:span><text:span text:style-name="T22">. </text:span></text:p>
                </text:list-item>
              </text:list>
            </text:list-item>
            <text:list-item>
              <text:p text:style-name="P49"><text:soft-page-break/><text:span text:style-name="T11">Mutation: </text:span><text:span text:style-name="T28">Three different mutation operators are implemented. </text:span><text:span text:style-name="T29">One of them is selected randomly. </text:span><text:span text:style-name="T30">It is found to be more effective if feasibility is satisfied.</text:span></text:p>
              <text:list>
                <text:list-item>
                  <text:p text:style-name="P60">SimpleSwap: Two events are selected at random and a simple swap move is performed between these two events. </text:p>
                </text:list-item>
                <text:list-item>
                  <text:p text:style-name="P60">SwapConflicting: An event is selected at random. A simple swap is performed between this event and another event which is selected randomly from a set of events that are in conflict with the current event.</text:p>
                </text:list-item>
                <text:list-item>
                  <text:p text:style-name="P60">Move: Two positions are selected randomly, a simple swap is performed between the events in those <text:s/>positions.</text:p>
                  <text:p text:style-name="P60"/>
                </text:list-item>
              </text:list>
            </text:list-item>
          </text:list>
        </text:list-item>
      </text:list>
      <text:p text:style-name="P9">Mutation Parameters:</text:p>
      <text:list xml:id="list232517013821166" text:continue-numbering="true" text:style-name="L1">
        <text:list-item>
          <text:list>
            <text:list-item>
              <text:list>
                <text:list-item>
                  <text:list>
                    <text:list-item>
                      <text:p text:style-name="P61">Mutation probability of one individual (mutationRate): 0.01</text:p>
                    </text:list-item>
                    <text:list-item>
                      <text:p text:style-name="P61">Mutation probability of an event in the selected individual (eventMutationRate): 0.1.</text:p>
                    </text:list-item>
                  </text:list>
                </text:list-item>
              </text:list>
            </text:list-item>
          </text:list>
        </text:list-item>
        <text:list-item>
          <text:p text:style-name="P50"><text:span text:style-name="T14">Application of Local Search on </text:span><text:span text:style-name="T13">new population:</text:span></text:p>
          <text:list>
            <text:list-item>
              <text:p text:style-name="P63"><text:span text:style-name="T13">I</text:span><text:span text:style-name="T9">ndividual selection for LS: </text:span><text:span text:style-name="T31">Both individual “rank” and “distance” values are used. </text:span><text:span text:style-name="T32">F</text:span><text:span text:style-name="T31">or each front set (start</text:span><text:span text:style-name="T32">ing</text:span><text:span text:style-name="T31"> with rank 1) </text:span><text:span text:style-name="T32">the individuals for LS is determined as:</text:span></text:p>
              <text:list>
                <text:list-item>
                  <text:p text:style-name="P63"><text:span text:style-name="T33">F</text:span><text:span text:style-name="T31">ind the distance of </text:span><text:span text:style-name="T33">each </text:span><text:span text:style-name="T31">individual from its closest two neighbors. Take the sum of the</text:span><text:span text:style-name="T32">se</text:span><text:span text:style-name="T31"> two distances. </text:span></text:p>
                </text:list-item>
                <text:list-item>
                  <text:p text:style-name="P63"><text:span text:style-name="T31">Sort individuals in dec</text:span><text:span text:style-name="T32">reasing </text:span><text:span text:style-name="T31">order of their distances. Take the best, the worst and the upper (front size/2)-2 individuals.</text:span></text:p>
                </text:list-item>
              </text:list>
            </text:list-item>
            <text:list-item>
              <text:p text:style-name="P65"><text:span text:style-name="T15">D</text:span><text:span text:style-name="T9">istance measure:</text:span><text:span text:style-name="T27"> </text:span></text:p>
            </text:list-item>
            <text:list-item>
              <text:p text:style-name="P64"><text:span text:style-name="T15">LS </text:span><text:span text:style-name="T16">operator selection</text:span><text:span text:style-name="T15">: </text:span></text:p>
              <text:p text:style-name="P62"/>
            </text:list-item>
          </text:list>
        </text:list-item>
      </text:list>
      <text:p text:style-name="P3"/>
      <text:p text:style-name="P6">Local Search Operators:</text:p>
      <text:p text:style-name="P7">SimpleMove: </text:p>
      <text:p text:style-name="P10">Affected constraints: all</text:p>
      <text:p text:style-name="P12">An event is selected <text:span text:style-name="T36">with</text:span> <text:span text:style-name="T36">penalty proportionate selection (for the affected constraint </text:span></text:p>
      <text:p text:style-name="P12"><text:span text:style-name="T36">penalties only)</text:span>.</text:p>
      <text:p text:style-name="P10">Neighborhood size: Number of daily periods</text:p>
      <text:p text:style-name="P39"><text:tab/>A room and a timeslot (among feasible timeslots) is selected randomly. </text:p>
      <text:p text:style-name="P40">SimpleSwap:</text:p>
      <text:p text:style-name="P24">Affected constraints: all</text:p>
      <text:p text:style-name="P11">An event is selected <text:span text:style-name="T36">with</text:span> <text:span text:style-name="T36">penalty proportionate selection (for the affected constraint penalties only)</text:span>.</text:p>
      <text:p text:style-name="P13">Neighborhood size: Number of daily periods</text:p>
      <text:p text:style-name="P36">Other event to be swapped with the current event is selected randomly.</text:p>
      <text:p text:style-name="P42">MoveAnotherRoom:</text:p>
      <text:p text:style-name="P25"><text:span text:style-name="T35">Affected constraints: </text:span>Room Capacity, Room Stability constraints</text:p>
      <text:p text:style-name="P14">An event is selected <text:span text:style-name="T36">with</text:span> <text:span text:style-name="T36">penalty proportionate selection (for the affected constraint penalties only)</text:span>.</text:p>
      <text:p text:style-name="P14">Neighborhood size: Number of <text:span text:style-name="T37">rooms</text:span></text:p>
      <text:p text:style-name="P26">Each room is evaluated for the selected event. Move or swap is performed.</text:p>
      <text:p text:style-name="P43">MoveNeighbor:</text:p>
      <text:p text:style-name="P15">Affected constraints: all</text:p>
      <text:p text:style-name="P15">An event is selected <text:span text:style-name="T36">with</text:span> <text:span text:style-name="T36">penalty proportionate selection (for the affected constraint penalties only)</text:span>.</text:p>
      <text:p text:style-name="P15"><text:span text:style-name="T38">N</text:span>eighborhood size: <text:span text:style-name="T38">time radius: 3, and room radius:3</text:span></text:p>
      <text:p text:style-name="P27">A random timeslot and room is selected. </text:p>
      <text:p text:style-name="P27">Current event is evaluated for each position within the time and room radius of the new <text:soft-page-break/>random position.</text:p>
      <text:p text:style-name="P43">SwapConflicting: </text:p>
      <text:p text:style-name="P15">Affected constraints: all</text:p>
      <text:p text:style-name="P15">An event is selected <text:span text:style-name="T36">with</text:span> <text:span text:style-name="T36">penalty proportionate selection (for the affected constraint penalties only)</text:span>.</text:p>
      <text:p text:style-name="P15">Neighborhood size: <text:span text:style-name="T38">3 courses</text:span></text:p>
      <text:p text:style-name="P28">A random course is selected. Selected event is swapped with each event of the random course.</text:p>
      <text:p text:style-name="P44">MoveForRoomStability:</text:p>
      <text:p text:style-name="P16">Affected constraints: Room Stability</text:p>
      <text:p text:style-name="P16">A <text:span text:style-name="T39">course</text:span> is selected <text:span text:style-name="T36">with</text:span> <text:span text:style-name="T36">penalty proportionate selection (for the affected constraint penalties only)</text:span>.</text:p>
      <text:p text:style-name="P16">Neighborhood size: <text:span text:style-name="T39">1 course</text:span></text:p>
      <text:p text:style-name="P38">Among the used rooms for the current course, select <text:span text:style-name="T47">a random</text:span> room. <text:span text:style-name="T47">Try to assign all events to that room. Try and evaluate for each event separately. </text:span><text:s/>that room. A swap or move is performed.</text:p>
      <text:p text:style-name="P45">MoveForMinWorkDays:</text:p>
      <text:p text:style-name="P17">Affected constraints: Minimum Working Days constraint</text:p>
      <text:p text:style-name="P17">A <text:span text:style-name="T39">course</text:span> is selected <text:span text:style-name="T36">with</text:span> <text:span text:style-name="T36">penalty proportionate selection (for the affected constraint penalties only)</text:span>.</text:p>
      <text:p text:style-name="P18">Neighborhood size: Number of daily periods * Number of <text:span text:style-name="T37">rooms</text:span></text:p>
      <text:p text:style-name="P29">If an event is not the only event at the present day, then move it to another day. Choose another feasible day at which no event of that course is scheduled at, and try all time slots and all rooms at the new day.</text:p>
      <text:p text:style-name="P46">SwapRoomsEachTime:</text:p>
      <text:p text:style-name="P19">Affected constraints: Room Capacity, Room Stability constraints</text:p>
      <text:p text:style-name="P19">A<text:span text:style-name="T40">n event</text:span> is selected <text:span text:style-name="T36">with</text:span> <text:span text:style-name="T36">penalty proportionate selection (for the affected constraint penalties only)</text:span>. </text:p>
      <text:p text:style-name="P30">Selected event's room and a random room is used.</text:p>
      <text:p text:style-name="P20">Neighborhood size: <text:s/>Number of daily periods</text:p>
      <text:p text:style-name="P32">Swap events in the selected rooms for the randomly selected time slot. Repeat it for number of daily periods time.</text:p>
      <text:p text:style-name="P46">SwapTimesEachRoom:</text:p>
      <text:p text:style-name="P21">Affected constraints: Curriculum Compactness, Minimum Working Days</text:p>
      <text:p text:style-name="P21">A<text:span text:style-name="T40">n event</text:span> is selected <text:span text:style-name="T36">with</text:span> <text:span text:style-name="T36">penalty proportionate selection (for the affected constraint penalties only)</text:span>. </text:p>
      <text:p text:style-name="P31">Selected event's <text:span text:style-name="T42">time slot</text:span> and a random <text:span text:style-name="T42">time slot</text:span> is used.</text:p>
      <text:p text:style-name="P21">Neighborhood size: Number of <text:span text:style-name="T41">rooms</text:span></text:p>
      <text:p text:style-name="P32"><text:span text:style-name="T44">Use the same time slots; s</text:span>wap events in the selected <text:span text:style-name="T43">time slots</text:span> for <text:span text:style-name="T44">each room</text:span>.</text:p>
      <text:p text:style-name="P47">MoveForCurriculumCompactness:</text:p>
      <text:p text:style-name="P22">Affected constraints: Curriculum Compactness</text:p>
      <text:p text:style-name="P22">A<text:span text:style-name="T40">n event</text:span> is selected <text:span text:style-name="T36">with</text:span> <text:span text:style-name="T36">penalty proportionate selection (for the affected constraint penalties only)</text:span>. </text:p>
      <text:p text:style-name="P33">Another course which is in the same curriculum with the current event is selected.</text:p>
      <text:p text:style-name="P22">Neighborhood size: <text:span text:style-name="T45">Number of events of the second course*2* number of rooms.</text:span></text:p>
      <text:p text:style-name="P34">Take each event of another course. Try to assign the current event just before or just after that event. Try all rooms.</text:p>
      <text:p text:style-name="P41"><text:span text:style-name="T46">SwapRandomTwo</text:span>:</text:p>
      <text:p text:style-name="P23">Affected constraints: all</text:p>
      <text:p text:style-name="P35">Two events are selected randomly.</text:p>
      <text:p text:style-name="P23">Neighborhood size: Number of daily periods</text:p>
      <text:p text:style-name="P37">Other event to be swapped with the current event is selected randomly.</text:p>
      <text:p text:style-name="P71"><text:soft-page-break/>Simulated Annealing Phase:</text:p>
      <text:p text:style-name="P67"/>
      <text:p text:style-name="P69">Three crucial parameters [Bellio, Gaspero, Schaerf, 2012]: initial temperature (Tinit), cooling rate (cr), final temperature (Tfinal)</text:p>
      <text:p text:style-name="P68"><text:tab/></text:p>
      <text:p text:style-name="P69"><text:span text:style-name="T9">Tinit</text:span> needs to be high enough to accept a large portion of the moves. The aim is to find a value of Tinit that will provide a reasonable probability of accepting those moves. </text:p>
      <text:p text:style-name="P69"/>
      <text:p text:style-name="P68">We determined Tinit according to the current status of the search:</text:p>
      <text:p text:style-name="P73">Average <text:span text:style-name="T48">penalty</text:span> <text:span text:style-name="T48">of an </text:span>event is computed by: Solution Total Penalty / number of events in the solution. <text:span text:style-name="T48">The</text:span> moves that will worsen the <text:span text:style-name="T48">given </text:span>solution at most <text:span text:style-name="T48">this average event penalty will be accepted with a probability of 0.6.</text:span></text:p>
      <text:p text:style-name="P73"/>
      <text:p text:style-name="P70"><text:span text:style-name="T17">Cooling Rate</text:span><text:span text:style-name="T49"> is selected to be 0.8 for a faster cooling scheme. </text:span></text:p>
      <text:p text:style-name="P70"><text:span text:style-name="T9">Tfinal</text:span> <text:span text:style-name="T50">is selected to be 0.1.</text:span></text:p>
      <text:p text:style-name="P37"/>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AG_5f_Default" style:display-name="AG_Default" style:family="paragraph" style:parent-style-name="Standard" style:master-page-name="">
      <style:paragraph-properties fo:margin-top="0.0835in" fo:margin-bottom="0.0835in" loext:contextual-spacing="false" fo:line-height="150%" fo:text-align="justify" style:justify-single-word="false" style:page-number="auto" style:shadow="non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yla Gülcü</meta:initial-creator>
    <meta:creation-date>2015-08-27T10:08:15.004160739</meta:creation-date>
    <meta:generator>LibreOffice/4.4.3.2$Linux_X86_64 LibreOffice_project/40m0$Build-2</meta:generator>
    <dc:date>2015-09-23T23:25:14.954957513</dc:date>
    <dc:creator>Ayla Gülcü</dc:creator>
    <meta:editing-duration>PT12H12M15S</meta:editing-duration>
    <meta:editing-cycles>117</meta:editing-cycles>
    <meta:document-statistic meta:table-count="1" meta:image-count="1" meta:object-count="0" meta:page-count="4" meta:paragraph-count="121" meta:word-count="1195" meta:character-count="7572" meta:non-whitespace-character-count="6489"/>
  </office:meta>
</office:document-meta>
</file>